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solid" draw:textarea-horizontal-align="center" draw:textarea-vertical-align="middle"/>
    </style:style>
    <style:style style:name="gr3" style:family="graphic" style:parent-style-name="objectwithoutfill">
      <style:graphic-properties svg:stroke-width="0.1cm" draw:marker-start-width="0.45cm" draw:marker-end="Arrow" draw:marker-end-width="0.45cm" draw:fill="none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b 58%"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3cm" svg:x="6cm" svg:y="19cm">
          <text:p/>
          <draw:enhanced-geometry svg:viewBox="0 0 21600 21600" draw:type="rectangle" draw:enhanced-path="M 0 0 L 21600 0 21600 21600 0 21600 0 0 Z N"/>
        </draw:custom-shape>
        <draw:g>
          <draw:path draw:style-name="gr2" draw:text-style-name="P1" draw:layer="layout" svg:width="6.941cm" svg:height="3.578cm" draw:transform="rotate (0.218689755274848) translate (7.72348804104533cm 5.00603952600098cm)" svg:viewBox="0 0 6942 3579" svg:d="m0 3579c4610 0 6942-3579 6942-3579">
            <text:p/>
          </draw:path>
          <draw:path draw:style-name="gr2" draw:text-style-name="P1" draw:layer="layout" svg:width="7.999cm" svg:height="5.499cm" svg:x="10cm" svg:y="6.5cm" svg:viewBox="0 0 8000 5500" svg:d="m0 5500c3000 0 8000-5500 8000-5500">
            <text:p/>
          </draw:path>
          <draw:path draw:style-name="gr2" draw:text-style-name="P1" draw:layer="layout" svg:width="3.794cm" svg:height="0.316cm" draw:transform="rotate (-1.24913214565329) translate (8.80031958774756cm 8.39992229167625cm)" svg:viewBox="0 0 3795 317" svg:d="m0 317c3162-1 3795-317 3795-317">
            <text:p/>
          </draw:path>
          <draw:path draw:style-name="gr2" draw:text-style-name="P1" draw:layer="layout" svg:width="4.437cm" svg:height="1.247cm" draw:transform="rotate (-0.982794901799007) translate (15.5384667059489cm 2.80769063053208cm)" svg:viewBox="0 0 4438 1248" svg:d="m0 1248c1803 0 4438-1248 4438-1248">
            <text:p/>
          </draw:path>
        </draw:g>
        <draw:path draw:style-name="gr3" draw:text-style-name="P1" draw:layer="layout" svg:width="7.362cm" svg:height="2.07cm" draw:transform="rotate (1.64759081388234) translate (7cm 18.5cm)" svg:viewBox="0 0 7363 2071" svg:d="m0 0c6519 0 7363 2071 7363 2071">
          <text:p/>
        </draw:path>
        <draw:frame draw:style-name="gr4" draw:text-style-name="P2" draw:layer="layout" svg:width="0.853cm" svg:height="1.673cm" svg:x="5.744cm" svg:y="13.5cm">
          <draw:text-box>
            <text:p><text:span text:style-name="T1">f</text:span></text:p>
          </draw:text-box>
        </draw:frame>
        <draw:custom-shape draw:style-name="gr5" draw:text-style-name="P1" draw:layer="layout" svg:width="10cm" svg:height="6cm" svg:x="7.5cm" svg:y="6cm">
          <text:p/>
          <draw:enhanced-geometry svg:viewBox="0 0 21600 21600" draw:mirror-horizontal="true" draw:glue-points="?f6 0 10800 ?f8 ?f11 10800 ?f9 21600 10800 ?f10 ?f5 10800" draw:text-areas="?f3 ?f3 ?f4 ?f4" draw:type="parallelogram" draw:modifiers="5402.0247469066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3" draw:text-style-name="P1" draw:layer="layout" svg:width="7.449cm" svg:height="0.862cm" draw:transform="rotate (1.04265969514122) translate (8.49999986011849cm 18.4999999183908cm)" svg:viewBox="0 0 7450 863" svg:d="m0 0c6946 0 7450 863 7450 863">
          <text:p/>
        </draw:path>
        <draw:frame draw:style-name="gr4" draw:text-style-name="P3" draw:layer="layout" svg:width="2.703cm" svg:height="2.092cm" svg:x="12cm" svg:y="16cm">
          <draw:text-box>
            <text:p><text:span text:style-name="T1">J</text:span><text:span text:style-name="T2">f</text:span><text:span text:style-name="T1">(x</text:span><text:span text:style-name="T3">)</text:span></text:p>
          </draw:text-box>
        </draw:frame>
        <draw:custom-shape draw:style-name="gr6" draw:text-style-name="P1" draw:layer="layout" svg:width="0.5cm" svg:height="0.5cm" svg:x="7.268cm" svg:y="2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137cm" svg:height="1.673cm" svg:x="6.5cm" svg:y="20.327cm">
          <draw:text-box>
            <text:p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phane Puechmorel</meta:initial-creator>
    <meta:creation-date>2011-07-26T10:11:10</meta:creation-date>
    <dc:date>2011-07-26T10:26:12</dc:date>
    <dc:creator>Stephane Puechmorel</dc:creator>
    <meta:editing-duration>PT11M29S</meta:editing-duration>
    <meta:editing-cycles>2</meta:editing-cycles>
    <meta:generator>LibreOffice/3.3$Unix LibreOffice_project/330m19$Build-202</meta:generator>
    <meta:document-statistic meta:object-count="13"/>
  </office:meta>
</office:document-meta>
</file>